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: 12/10/2012 </text:p>
      <text:p text:style-name="Standard"/>
      <text:p text:style-name="Standard">Catítulo 2 – Plano Básico de Distribuição de Canais de Radiodifusão Sonora em Freqüência Modulada </text:p>
      <text:p text:style-name="Standard"/>
      <text:p text:style-name="Standard">O PBFM foi aprovado em 12 de novembro de 1998, através da Resolução nº67 (referencia), e nele constam os canais FM previstos para uso, em todo o território nacional.</text:p>
      <text:p text:style-name="Standard"/>
      <text:p text:style-name="Standard">Canalização</text:p>
      <text:p text:style-name="Standard"/>
      <text:p text:style-name="Standard">A faixa de radiodifusão sonora em freqüência modulada estende-se de 87,8 a 108 MHz, e é </text:p>
      <text:p text:style-name="Standard">dividida em 101 canais, cujas portadoras estão separadas de 200 kHz. Cada canal é identificado por sua freqüência central, que é a freqüência da portadora da estação de FM. A cada canal é atribuído um número de 200 a 300, conforme indicado na Tabela 1.</text:p>
      <text:p text:style-name="Standard"/>
      <text:p text:style-name="Standard"/>
      <text:p text:style-name="Standard">Tabela 1 – informar a fonte.</text:p>
      <text:p text:style-name="Standard"/>
      <text:p text:style-name="Standard"/>
      <text:p text:style-name="Standard">OBS: O canal 200 é destinado para uso exclusivo por estação do Serviço de Radiodifusão Comunitária. </text:p>
      <text:p text:style-name="Standard"/>
      <text:p text:style-name="Standard">Capiulo 3 - RESOLUÇÃO No 67, DE 12 DE NOVEMBRO DE 1998 </text:p>
      <text:p text:style-name="Standard"/>
      <text:p text:style-name="Standard"/>
      <text:p text:style-name="Standard">A Resolução nº67 aprova o Regulamento Técnico para Emissoras de Radiodifusão Sonora em Frequencia Modulada. </text:p>
      <text:p text:style-name="Standard">Tem por objetivo disciplinar a utilização da faixa de 87,8 a 108 MHz, no serviço de radiodifusão sonora em frequência modulada e em serviços nela executados, para oferecer um serviço de boa qualidade, evitar interferências sobre outros serviços de telecomunicações regularmente autorizados e reduzir possibilidades de danos físicos à população. Para isto, estabelece requisitos mínimos para os equipamentos utilizados em radiodifusão sonora em frequência modulada, afim de, além de atender o exposto anterior, racionalizar sua produção industrial.</text:p>
      <text:p text:style-name="Standard"/>
      <text:p text:style-name="Standard">Conceitos Básicos</text:p>
      <text:p text:style-name="Standard"/>
      <text:p text:style-name="Standard">A seguir serão descritos parâmetros básicos muito utilizados nos cálculos, que fazem parte do estudo de viabilidade técnica de emissora. </text:p>
      <text:p text:style-name="Standard"/>
      <text:p text:style-name="Standard">Calculando a altura da antena transmissora.</text:p>
      <text:p text:style-name="Standard"/>
      <text:p text:style-name="Standard">Um projeto de via bilidade técnica de uma emissora de rádio pode iniciar com os cálculos usados para definir a altura da antena transmissora. </text:p>
      <text:p text:style-name="Standard">Para o efetivo início dos cálculos, o projetista já deve ter definido o ponto exato do local onde a antena será fixada (geralmente um local de altitude mais elevada que a localidade destinada à cobertura do sinal de rádio) (Figura 1). A partir desta coordenada inicial, vamos buscar os valores que serão usados para calcular a altura da antena.</text:p>
      <text:p text:style-name="Standard"/>
      <text:p text:style-name="Standard">Figura 1</text:p>
      <text:p text:style-name="Standard"/>
      <text:p text:style-name="Standard">Nivel Médio da Radial e Nivel Médio do Terreno</text:p>
      <text:p text:style-name="Standard"/>
      <text:p text:style-name="Standard"><text:soft-page-break/>A norma técnica exige que sejam traçadas ao menos 12 radias com espaçamento angular de 30º e com pelo menos 50 cotas, igualmente espaçadas. Para traçar estas radias, usei os mapas disponíveis no site só IBGE (citar fonte)(edição de 08-10-2007), na escala 1:50.000.</text:p>
      <text:p text:style-name="Standard">As radiais foram traçadas a partir do ponto (coordenadas)(local da antena) e deve, obrigatóriamente, incluir a direção do norte Verdadeiro. </text:p>
      <text:p text:style-name="Standard"/>
      <text:p text:style-name="Standard">Após os 12 raios traçados, calcula-se o nível médio radial (NMR) para cada uma delas. O NMR da radial é definido pela média aritimética de todas as cotas da radial, que, de acordo com a norma, devem ser compreendidas no trecho entre 3 e 15 quilômetros.</text:p>
      <text:p text:style-name="Standard">Para obter esses valores das cotas, 50 valores correspondentes a alturas do terreno dentro da cada radial, existe uma ferramenta díponível no portal online da ANATEL, o SIGANATEL (citar fonte)</text:p>
      <text:p text:style-name="Standard">Esta é uma ferramenta que apresenta um gráfico com as informações de nível do terreno desejado. Para usar esta recurso basta apenas saber os pontos inicial e final de cada radial (coordenadas) e o passo, em metros, desejado para a construção da curva.</text:p>
      <text:p text:style-name="Standard"/>
      <text:p text:style-name="Standard">Como exemplo, apresento um dos gráficos ( Figura x)que usei para este estudo, note que usei um passo de 240 metros para cada medição, este é o valor mínimo exigido pela resolução. A partir deste gráfico, retirei os valores para descobrir o NMR de cada radial.</text:p>
      <text:p text:style-name="Standard"/>
      <text:p text:style-name="Standard">Figura x</text:p>
      <text:p text:style-name="Standard"/>
      <text:p text:style-name="Standard"/>
      <text:p text:style-name="Standard">De posse dos resultados dos NMRs, podemos agora encontrar o nível medio do terreno (NMT), que é a média aritmética das 12 NMRs, tornando o terreno simbolicamente plano de altura conhecida. Abaixo encontra-se a planilha com os valores ancontrados para cada coordenada traçada.(Figura 2). </text:p>
      <text:p text:style-name="Standard"><text:span text:style-name="T1"/></text:p>
      <text:p text:style-name="Standard"/>
      <text:p text:style-name="Standard">Figura 2</text:p>
      <text:p text:style-name="Standard"/>
      <text:p text:style-name="Standard">Altura do nível médio do terreno </text:p>
      <text:p text:style-name="Standard"/>
      <text:p text:style-name="Standard">Para a utilização das curvas de intensidade de campo, que será posteriormente abordada com maiores detalhes, será necessário obter a altura do nível médio do terreno (HNMT), que é definido através da Expressão 1.</text:p>
      <text:p text:style-name="Standard"/>
      <text:p text:style-name="Standard"/>
      <text:p text:style-name="Standard">Expressão 1 : HNMT = HBT + HT – NMT</text:p>
      <text:p text:style-name="Standard"/>
      <text:p text:style-name="Standard">COBERTURA </text:p>
      <text:p text:style-name="Standard"/>
      <text:p text:style-name="Standard">3.5 - DETERMINAÇÃO DA INTENSIDADE DE CAMPO DO SINAL</text:p>
      <text:p text:style-name="Standard"/>
      <text:list xml:id="list56463214" text:style-name="L1">
        <text:list-item>
          <text:list>
            <text:list-item>
              <text:list>
                <text:list-item>
                  <text:p text:style-name="P1">- CURVAS DE INTENSIDADE DE CAMPO</text:p>
                </text:list-item>
              </text:list>
            </text:list-item>
          </text:list>
        </text:list-item>
      </text:list>
      <text:p text:style-name="Standard"/>
      <text:p text:style-name="Standard">As curvas E(L,T) são gráficos que representam a intensidade de campo excedida em L% das localidades e T% do tempo, para este estudo vamos usar dois destes dipos de tabela.</text:p>
      <text:p text:style-name="Standard"><text:s/></text:p>
      <text:p text:style-name="P2">Confome é apresentado na norma, as curvas E (50,50) são utilizadas para calcular as distâncias ao Contorno Protegido e às diferentes áreas de serviço; já as curvas E (50,10) são utilizadas para o cálculo dos sinais interferentes.</text:p>
      <text:p text:style-name="P2"/>
      <text:p text:style-name="P2">As curvas E (50,50) (Figura 3) fornecem os valores de intensidade de campo excedidos em <text:soft-page-break/>50% dos locais, durante 50% do tempo, e as curvas E (50,10) (Figura 4) fornecem os valores de intensidade de campo excedidos em 50% dos locais e durante 10% do tempo. Estas curvas indicam os valores de intensidade de campo em dB acima de 1 μV/m (dBμ), para uma ERP de 1 kW, irradiada de um dipolo de meia onda no espaço livre, que produz uma intensidade de campo não atenuada de 222 mV/m (aproximadamente 107 dBμ) a 1 km. (citar a fonte)</text:p>
      <text:p text:style-name="Standard"/>
      <text:p text:style-name="Standard"/>
      <text:p text:style-name="Standard">figura 1</text:p>
      <text:p text:style-name="Standard"/>
      <text:p text:style-name="Standard">figura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2T09:31:02</meta:creation-date>
    <dc:date>2012-10-13T19:44:52</dc:date>
    <meta:editing-duration>PT9H4M51S</meta:editing-duration>
    <meta:editing-cycles>12</meta:editing-cycles>
    <meta:generator>LibreOffice/3.5$Linux_x86 LibreOffice_project/350m1$Build-202</meta:generator>
    <meta:document-statistic meta:table-count="0" meta:image-count="0" meta:object-count="0" meta:page-count="3" meta:paragraph-count="39" meta:word-count="868" meta:character-count="5165" meta:non-whitespace-character-count="4345"/>
  </office:meta>
</office:document-meta>
</file>